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883052.359999117" calcext:value-type="float">
            <text:p><text:s/>883,052 <text:s/></text:p>
          </table:table-cell>
          <table:table-cell table:style-name="ce41" office:value-type="float" office:value="29441.6132938983" calcext:value-type="float">
            <text:p><text:s/>29,442 <text:s/></text:p>
          </table:table-cell>
          <table:table-cell table:style-name="ce41" office:value-type="float" office:value="853610.746705219" calcext:value-type="float">
            <text:p><text:s/>853,611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539658.902" calcext:value-type="float">
            <text:p><text:s/>8,539,659 <text:s/></text:p>
          </table:table-cell>
          <table:table-cell table:style-name="ce42" office:value-type="float" office:value="2386885.716" calcext:value-type="float">
            <text:p><text:s/>2,386,886 <text:s/></text:p>
          </table:table-cell>
          <table:table-cell table:style-name="ce42" office:value-type="float" office:value="6143769.086" calcext:value-type="float">
            <text:p><text:s/>6,143,7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004.1" calcext:value-type="float">
            <text:p><text:s/>9,0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600.2" calcext:value-type="float">
            <text:p><text:s/>8,6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600.2" calcext:value-type="float">
            <text:p><text:s/>8,6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557192.526799117" calcext:value-type="float">
            <text:p><text:s/>557,193 <text:s/></text:p>
          </table:table-cell>
          <table:table-cell table:style-name="ce42" office:value-type="float" office:value="380397.320293898" calcext:value-type="float">
            <text:p><text:s/>380,397 <text:s/></text:p>
          </table:table-cell>
          <table:table-cell table:style-name="ce42" office:value-type="float" office:value="87766.5227052187" calcext:value-type="float">
            <text:p><text:s/>87,7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028.6838" calcext:value-type="float">
            <text:p><text:s/>89,0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856918.5352" calcext:value-type="float">
            <text:p><text:s/>8,856,919 <text:s/></text:p>
          </table:table-cell>
          <table:table-cell table:style-name="ce43" office:value-type="float" office:value="2035930.009" calcext:value-type="float">
            <text:p><text:s/>2,035,930 <text:s/></text:p>
          </table:table-cell>
          <table:table-cell table:style-name="ce43" office:value-type="float" office:value="6909613.31" calcext:value-type="float">
            <text:p><text:s/>6,909,6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88624.7838" calcext:value-type="float">
            <text:p><text:s/>-88,62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70.94" calcext:value-type="float">
            <text:p><text:s/>-17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343502.85754225" calcext:value-type="float">
            <text:p><text:s/>8,343,503 <text:s/></text:p>
          </table:table-cell>
          <table:table-cell table:style-name="ce42" office:value-type="float" office:value="2035930.009" calcext:value-type="float">
            <text:p><text:s/>2,035,930 <text:s/></text:p>
          </table:table-cell>
          <table:table-cell table:style-name="ce42" office:value-type="float" office:value="4697432.955" calcext:value-type="float">
            <text:p><text:s/>4,697,4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9439.1718" calcext:value-type="float">
            <text:p><text:s/>1,229,4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046668.709" calcext:value-type="float">
            <text:p><text:s/>2,046,669 <text:s/></text:p>
          </table:table-cell>
          <table:table-cell table:style-name="ce42" office:value-type="float" office:value="2035930.009" calcext:value-type="float">
            <text:p><text:s/>2,035,9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38.7" calcext:value-type="float">
            <text:p><text:s/>10,7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222458.3378" calcext:value-type="float">
            <text:p><text:s/>1,222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57.866" calcext:value-type="float">
            <text:p><text:s/>3,7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18700.4718" calcext:value-type="float">
            <text:p><text:s/>1,218,7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693675.089" calcext:value-type="float">
            <text:p><text:s/>4,693,6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93675.089" calcext:value-type="float">
            <text:p><text:s/>4,693,6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80700.72174225" calcext:value-type="float">
            <text:p><text:s/>380,70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536298.7701954" calcext:value-type="float">
            <text:p><text:s/>2,536,2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91721.6" calcext:value-type="float">
            <text:p><text:s/>1,591,7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536298.7701954" calcext:value-type="float">
            <text:p><text:s/>2,536,2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91721.6" calcext:value-type="float">
            <text:p><text:s/>1,591,7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87114.8741328" calcext:value-type="float">
            <text:p><text:s/>387,1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07.078" calcext:value-type="float">
            <text:p><text:s/>13,6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95.4" calcext:value-type="float">
            <text:p><text:s/>3,7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2218.763" calcext:value-type="float">
            <text:p><text:s/>2,2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8.763" calcext:value-type="float">
            <text:p><text:s/>2,2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97564.8727854" calcext:value-type="float">
            <text:p><text:s/>197,5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88.315" calcext:value-type="float">
            <text:p><text:s/>11,3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95.4" calcext:value-type="float">
            <text:p><text:s/>3,7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87331.2383474" calcext:value-type="float">
            <text:p><text:s/>187,33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267.8051" calcext:value-type="float">
            <text:p><text:s/>3,26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983.6162" calcext:value-type="float">
            <text:p><text:s/>98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659502.70862035" calcext:value-type="float">
            <text:p><text:s/>2,659,50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198573.277" calcext:value-type="float">
            <text:p><text:s/>2,198,57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68878.6282" calcext:value-type="float">
            <text:p><text:s/>268,87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659502.70862035" calcext:value-type="float">
            <text:p><text:s/>2,659,50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198573.277" calcext:value-type="float">
            <text:p><text:s/>2,198,57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68878.6282" calcext:value-type="float">
            <text:p><text:s/>268,87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618993.53562035" calcext:value-type="float">
            <text:p><text:s/>2,618,9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0985.064" calcext:value-type="float">
            <text:p><text:s/>2,160,9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8315.1282" calcext:value-type="float">
            <text:p><text:s/>268,3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0546.434" calcext:value-type="float">
            <text:p><text:s/>10,5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16.534" calcext:value-type="float">
            <text:p><text:s/>10,0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9.9" calcext:value-type="float">
            <text:p><text:s/>5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423.337" calcext:value-type="float">
            <text:p><text:s/>6,4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84.057" calcext:value-type="float">
            <text:p><text:s/>4,4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53.6" calcext:value-type="float">
            <text:p><text:s/>1,8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368.369" calcext:value-type="float">
            <text:p><text:s/>2,3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8.369" calcext:value-type="float">
            <text:p><text:s/>2,3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22.313" calcext:value-type="float">
            <text:p><text:s/>4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2.313" calcext:value-type="float">
            <text:p><text:s/>4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27626.933" calcext:value-type="float">
            <text:p><text:s/>127,6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626.933" calcext:value-type="float">
            <text:p><text:s/>127,6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35693.95" calcext:value-type="float">
            <text:p><text:s/>535,6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4649.55" calcext:value-type="float">
            <text:p><text:s/>534,6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4.4" calcext:value-type="float">
            <text:p><text:s/>1,0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3226.544" calcext:value-type="float">
            <text:p><text:s/>83,2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182.144" calcext:value-type="float">
            <text:p><text:s/>82,1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4.4" calcext:value-type="float">
            <text:p><text:s/>1,0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6278.608" calcext:value-type="float">
            <text:p>( 36,27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5234.208" calcext:value-type="float">
            <text:p>( 35,23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44.4" calcext:value-type="float">
            <text:p>( 1,044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6947.936" calcext:value-type="float">
            <text:p>( 46,948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6947.936" calcext:value-type="float">
            <text:p>( 46,94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97863.34" calcext:value-type="float">
            <text:p><text:s/>197,8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863.34" calcext:value-type="float">
            <text:p><text:s/>197,8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34456.143" calcext:value-type="float">
            <text:p><text:s/>234,4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4456.143" calcext:value-type="float">
            <text:p><text:s/>234,4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0147.923" calcext:value-type="float">
            <text:p><text:s/>20,148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0147.923" calcext:value-type="float">
            <text:p><text:s/>20,14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729.182" calcext:value-type="float">
            <text:p><text:s/>7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9.182" calcext:value-type="float">
            <text:p><text:s/>7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79034.857" calcext:value-type="float">
            <text:p><text:s/>1,479,0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5720.857" calcext:value-type="float">
            <text:p><text:s/>1,465,7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314" calcext:value-type="float">
            <text:p><text:s/>13,3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64690.407" calcext:value-type="float">
            <text:p><text:s/>1,264,6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4690.407" calcext:value-type="float">
            <text:p><text:s/>1,264,6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4344.45" calcext:value-type="float">
            <text:p><text:s/>214,3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030.45" calcext:value-type="float">
            <text:p><text:s/>201,0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314" calcext:value-type="float">
            <text:p><text:s/>13,3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37767.00462035" calcext:value-type="float">
            <text:p><text:s/>437,7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88.213" calcext:value-type="float">
            <text:p><text:s/>14,7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3371.1282" calcext:value-type="float">
            <text:p><text:s/>233,3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33273.00462035" calcext:value-type="float">
            <text:p><text:s/>433,2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88.213" calcext:value-type="float">
            <text:p><text:s/>14,7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8877.1282" calcext:value-type="float">
            <text:p><text:s/>228,8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4494" calcext:value-type="float">
            <text:p><text:s/>4,4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494" calcext:value-type="float">
            <text:p><text:s/>4,4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0796.1" calcext:value-type="float">
            <text:p><text:s/>10,7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796.1" calcext:value-type="float">
            <text:p><text:s/>10,7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867.556" calcext:value-type="float">
            <text:p><text:s/>6,868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79.056" calcext:value-type="float">
            <text:p><text:s/>17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688.5" calcext:value-type="float">
            <text:p><text:s/>6,689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14.4" calcext:value-type="float">
            <text:p><text:s/>4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14.4" calcext:value-type="float">
            <text:p><text:s/>4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03.1" calcext:value-type="float">
            <text:p><text:s/>3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3.1" calcext:value-type="float">
            <text:p><text:s/>3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554.4" calcext:value-type="float">
            <text:p><text:s/>5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54.4" calcext:value-type="float">
            <text:p><text:s/>5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554.4" calcext:value-type="float">
            <text:p><text:s/>5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54.4" calcext:value-type="float">
            <text:p><text:s/>5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1.767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767" calcext:value-type="float">
            <text:p><text:s/>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.767" calcext:value-type="float">
            <text:p><text:s/>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.767" calcext:value-type="float">
            <text:p><text:s/>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020.967" calcext:value-type="float">
            <text:p><text:s/>37,0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932.067" calcext:value-type="float">
            <text:p><text:s/>36,9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.1" calcext:value-type="float">
            <text:p><text:s/>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55.86" calcext:value-type="float">
            <text:p><text:s/>5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9.1" calcext:value-type="float">
            <text:p><text:s/>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.1" calcext:value-type="float">
            <text:p><text:s/>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622.556" calcext:value-type="float">
            <text:p><text:s/>2,6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7.516" calcext:value-type="float">
            <text:p><text:s/>2,6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4333.451" calcext:value-type="float">
            <text:p><text:s/>34,33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4314.551" calcext:value-type="float">
            <text:p><text:s/>34,31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932.039" calcext:value-type="float">
            <text:p><text:s/>2,93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54.379" calcext:value-type="float">
            <text:p><text:s/>65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1867671.002" calcext:value-type="float">
            <text:p><text:s/>21,867,6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67671.002" calcext:value-type="float">
            <text:p><text:s/>21,867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867671.002" calcext:value-type="float">
            <text:p><text:s/>21,867,6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67671.002" calcext:value-type="float">
            <text:p><text:s/>21,867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33565.4" calcext:value-type="float">
            <text:p><text:s/>133,565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30832.8856" calcext:value-type="float">
            <text:p><text:s/>21,030,833 <text:s/></text:p>
          </table:table-cell>
          <table:table-cell table:style-name="ce42" office:value-type="float" office:value="18209895.3" calcext:value-type="float">
            <text:p><text:s/>18,209,8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2353.6456" calcext:value-type="float">
            <text:p><text:s/>652,3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9544.51384933" calcext:value-type="float">
            <text:p><text:s/>1,159,5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6305.04" calcext:value-type="float">
            <text:p><text:s/>916,3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3972.192" calcext:value-type="float">
            <text:p><text:s/>393,9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48311.7101821782" calcext:value-type="float">
            <text:p><text:s/>-48,312 <text:s/></text:p>
          </table:table-cell>
          <table:table-cell table:style-name="ce42" office:value-type="float" office:value="384540.3" calcext:value-type="float">
            <text:p><text:s/>384,5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1740.4496" calcext:value-type="float">
            <text:p><text:s/>-11,74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742888.2499328" calcext:value-type="float">
            <text:p><text:s/>18,742,888 <text:s/></text:p>
          </table:table-cell>
          <table:table-cell table:style-name="ce43" office:value-type="float" office:value="17958920.4" calcext:value-type="float">
            <text:p><text:s/>17,958,92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64094.0952" calcext:value-type="float">
            <text:p><text:s/>664,0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1956.6972" calcext:value-type="float">
            <text:p><text:s/>2,581,9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84.9872" calcext:value-type="float">
            <text:p><text:s/>4,3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70.94" calcext:value-type="float">
            <text:p><text:s/>-17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4051.6384" calcext:value-type="float">
            <text:p><text:s/>114,052 <text:s/></text:p>
          </table:table-cell>
          <table:table-cell table:style-name="ce42" office:value-type="float" office:value="226254.06956544" calcext:value-type="float">
            <text:p><text:s/>226,254 <text:s/></text:p>
          </table:table-cell>
          <table:table-cell table:style-name="ce42" office:value-type="float" office:value="40395.01377681" calcext:value-type="float">
            <text:p><text:s/>40,395 <text:s/></text:p>
          </table:table-cell>
          <table:table-cell table:style-name="ce42" office:value-type="float" office:value="19387588.78" calcext:value-type="float">
            <text:p><text:s/>19,387,589 <text:s/></text:p>
          </table:table-cell>
          <table:table-cell table:style-name="ce42" office:value-type="float" office:value="17958920.4" calcext:value-type="float">
            <text:p><text:s/>17,958,9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969105.74" calcext:value-type="float">
            <text:p><text:s/>17,969,106 <text:s/></text:p>
          </table:table-cell>
          <table:table-cell table:style-name="ce42" office:value-type="float" office:value="17958920.4" calcext:value-type="float">
            <text:p><text:s/>17,958,9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8483.04" calcext:value-type="float">
            <text:p><text:s/>1,418,4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4051.6384" calcext:value-type="float">
            <text:p><text:s/>114,052 <text:s/></text:p>
          </table:table-cell>
          <table:table-cell table:style-name="ce43" office:value-type="float" office:value="226254.06956544" calcext:value-type="float">
            <text:p><text:s/>226,254 <text:s/></text:p>
          </table:table-cell>
          <table:table-cell table:style-name="ce43" office:value-type="float" office:value="40395.01377681" calcext:value-type="float">
            <text:p><text:s/>40,39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11366.88824" calcext:value-type="float">
            <text:p><text:s/>411,367 <text:s/></text:p>
          </table:table-cell>
          <table:table-cell table:style-name="ce42" office:value-type="float" office:value="472631.9362254" calcext:value-type="float">
            <text:p><text:s/>472,632 <text:s/></text:p>
          </table:table-cell>
          <table:table-cell table:style-name="ce42" office:value-type="float" office:value="60578.34573" calcext:value-type="float">
            <text:p><text:s/>60,578 <text:s/></text:p>
          </table:table-cell>
          <table:table-cell table:style-name="ce42" office:value-type="float" office:value="21045380.7976036" calcext:value-type="float">
            <text:p><text:s/>21,045,3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107.7" calcext:value-type="float">
            <text:p><text:s/>1,056,108 <text:s/></text:p>
          </table:table-cell>
          <table:table-cell table:style-name="ce42" office:value-type="float" office:value="594172.1952" calcext:value-type="float">
            <text:p><text:s/>594,1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11366.88824" calcext:value-type="float">
            <text:p><text:s/>411,367 <text:s/></text:p>
          </table:table-cell>
          <table:table-cell table:style-name="ce42" office:value-type="float" office:value="472631.9362254" calcext:value-type="float">
            <text:p><text:s/>472,632 <text:s/></text:p>
          </table:table-cell>
          <table:table-cell table:style-name="ce42" office:value-type="float" office:value="60578.34573" calcext:value-type="float">
            <text:p><text:s/>60,578 <text:s/></text:p>
          </table:table-cell>
          <table:table-cell table:style-name="ce42" office:value-type="float" office:value="18282646.8382428" calcext:value-type="float">
            <text:p><text:s/>18,282,6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107.7" calcext:value-type="float">
            <text:p><text:s/>1,056,108 <text:s/></text:p>
          </table:table-cell>
          <table:table-cell table:style-name="ce42" office:value-type="float" office:value="530607.2714392" calcext:value-type="float">
            <text:p><text:s/>530,60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62733.9593608" calcext:value-type="float">
            <text:p><text:s/>2,762,73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3564.9237608" calcext:value-type="float">
            <text:p><text:s/>63,5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30957.11636" calcext:value-type="float">
            <text:p><text:s/>130,957 <text:s/></text:p>
          </table:table-cell>
          <table:table-cell table:style-name="ce42" office:value-type="float" office:value="224524.8558168" calcext:value-type="float">
            <text:p><text:s/>224,525 <text:s/></text:p>
          </table:table-cell>
          <table:table-cell table:style-name="ce42" office:value-type="float" office:value="14230.423956" calcext:value-type="float">
            <text:p><text:s/>14,230 <text:s/></text:p>
          </table:table-cell>
          <table:table-cell table:style-name="ce42" office:value-type="float" office:value="2001422.3176" calcext:value-type="float">
            <text:p><text:s/>2,001,4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107.7" calcext:value-type="float">
            <text:p><text:s/>1,056,108 <text:s/></text:p>
          </table:table-cell>
          <table:table-cell table:style-name="ce42" office:value-type="float" office:value="16541.2176" calcext:value-type="float">
            <text:p><text:s/>16,5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5.52" calcext:value-type="float">
            <text:p><text:s/>3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88134.89916" calcext:value-type="float">
            <text:p><text:s/>88,135 <text:s/></text:p>
          </table:table-cell>
          <table:table-cell table:style-name="ce42" office:value-type="float" office:value="80015.8346694" calcext:value-type="float">
            <text:p><text:s/>80,016 <text:s/></text:p>
          </table:table-cell>
          <table:table-cell table:style-name="ce42" office:value-type="float" office:value="14230.423956" calcext:value-type="float">
            <text:p><text:s/>14,230 <text:s/></text:p>
          </table:table-cell>
          <table:table-cell table:style-name="ce42" office:value-type="float" office:value="7476.87" calcext:value-type="float">
            <text:p><text:s/>7,4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2822.2172" calcext:value-type="float">
            <text:p><text:s/>42,822 <text:s/></text:p>
          </table:table-cell>
          <table:table-cell table:style-name="ce42" office:value-type="float" office:value="144509.0211474" calcext:value-type="float">
            <text:p><text:s/>144,5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56" calcext:value-type="float">
            <text:p><text:s/>1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8090.7076" calcext:value-type="float">
            <text:p><text:s/>1,988,0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107.7" calcext:value-type="float">
            <text:p><text:s/>1,056,108 <text:s/></text:p>
          </table:table-cell>
          <table:table-cell table:style-name="ce42" office:value-type="float" office:value="16541.2176" calcext:value-type="float">
            <text:p><text:s/>16,5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03.66" calcext:value-type="float">
            <text:p><text:s/>5,2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1" calcext:value-type="float">
            <text:p><text:s/>32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68.141" calcext:value-type="float">
            <text:p><text:s/>1,968 <text:s/></text:p>
          </table:table-cell>
          <table:table-cell table:style-name="ce44" office:value-type="float" office:value="316.0479" calcext:value-type="float">
            <text:p><text:s/>31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66529.07348" calcext:value-type="float">
            <text:p><text:s/>166,529 <text:s/></text:p>
          </table:table-cell>
          <table:table-cell table:style-name="ce44" office:value-type="float" office:value="19884.86984316" calcext:value-type="float">
            <text:p><text:s/>19,885 <text:s/></text:p>
          </table:table-cell>
          <table:table-cell table:style-name="ce44" office:value-type="float" office:value="5636.86009719" calcext:value-type="float">
            <text:p><text:s/>5,637 <text:s/></text:p>
          </table:table-cell>
          <table:table-cell table:style-name="ce44" office:value-type="float" office:value="15817301.2527365" calcext:value-type="float">
            <text:p><text:s/>15,817,30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37340.0856" calcext:value-type="float">
            <text:p><text:s/>1,237,34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66529.07348" calcext:value-type="float">
            <text:p><text:s/>166,529 <text:s/></text:p>
          </table:table-cell>
          <table:table-cell table:style-name="ce44" office:value-type="float" office:value="19884.86984316" calcext:value-type="float">
            <text:p><text:s/>19,885 <text:s/></text:p>
          </table:table-cell>
          <table:table-cell table:style-name="ce44" office:value-type="float" office:value="5636.86009719" calcext:value-type="float">
            <text:p><text:s/>5,637 <text:s/></text:p>
          </table:table-cell>
          <table:table-cell table:style-name="ce44" office:value-type="float" office:value="12202911.2536" calcext:value-type="float">
            <text:p><text:s/>12,202,91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37340.0856" calcext:value-type="float">
            <text:p><text:s/>1,237,3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64171.61348" calcext:value-type="float">
            <text:p><text:s/>164,172 <text:s/></text:p>
          </table:table-cell>
          <table:table-cell table:style-name="ce42" office:value-type="float" office:value="19884.86984316" calcext:value-type="float">
            <text:p><text:s/>19,885 <text:s/></text:p>
          </table:table-cell>
          <table:table-cell table:style-name="ce42" office:value-type="float" office:value="5636.86009719" calcext:value-type="float">
            <text:p><text:s/>5,637 <text:s/></text:p>
          </table:table-cell>
          <table:table-cell table:style-name="ce42" office:value-type="float" office:value="4536766.4048" calcext:value-type="float">
            <text:p><text:s/>4,536,7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3010.5048" calcext:value-type="float">
            <text:p><text:s/>213,0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299.51" calcext:value-type="float">
            <text:p><text:s/>40,3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85.68" calcext:value-type="float">
            <text:p><text:s/>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329.3316" calcext:value-type="float">
            <text:p><text:s/>426,3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14.0216" calcext:value-type="float">
            <text:p><text:s/>2,8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8360.25" calcext:value-type="float">
            <text:p><text:s/>818,3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23.57" calcext:value-type="float">
            <text:p><text:s/>2,2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51.4156" calcext:value-type="float">
            <text:p><text:s/>22,9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.1456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45.4476" calcext:value-type="float">
            <text:p><text:s/>11,0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7.9576" calcext:value-type="float">
            <text:p><text:s/>6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1065.842" calcext:value-type="float">
            <text:p><text:s/>431,0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46.612" calcext:value-type="float">
            <text:p><text:s/>1,1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14.2328" calcext:value-type="float">
            <text:p><text:s/>3,7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82.0228" calcext:value-type="float">
            <text:p><text:s/>1,4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1842.782" calcext:value-type="float">
            <text:p><text:s/>941,8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0.812" calcext:value-type="float">
            <text:p><text:s/>6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1842.782" calcext:value-type="float">
            <text:p><text:s/>941,8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0.812" calcext:value-type="float">
            <text:p><text:s/>6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41842.782" calcext:value-type="float">
            <text:p>( 941,84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10.812" calcext:value-type="float">
            <text:p>( 61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948.0168" calcext:value-type="float">
            <text:p><text:s/>83,9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76.8568" calcext:value-type="float">
            <text:p><text:s/>2,6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233.1624" calcext:value-type="float">
            <text:p><text:s/>89,2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63.5124" calcext:value-type="float">
            <text:p><text:s/>1,86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8238.3184" calcext:value-type="float">
            <text:p><text:s/>188,23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669.6384" calcext:value-type="float">
            <text:p><text:s/>6,6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2558.9156" calcext:value-type="float">
            <text:p><text:s/>572,5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4395.7856" calcext:value-type="float">
            <text:p><text:s/>134,3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81.278" calcext:value-type="float">
            <text:p><text:s/>45,5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.518" calcext:value-type="float">
            <text:p><text:s/>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6977.6376" calcext:value-type="float">
            <text:p><text:s/>526,9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4283.2676" calcext:value-type="float">
            <text:p><text:s/>134,2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3256.0196" calcext:value-type="float">
            <text:p>( 123,25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2344.2296" calcext:value-type="float">
            <text:p>( 102,344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19006.5548" calcext:value-type="float">
            <text:p>( 219,00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5146.8948" calcext:value-type="float">
            <text:p>( 5,14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4085.93348" calcext:value-type="float">
            <text:p><text:s/>164,086 <text:s/></text:p>
          </table:table-cell>
          <table:table-cell table:style-name="ce42" office:value-type="float" office:value="19884.86984316" calcext:value-type="float">
            <text:p><text:s/>19,885 <text:s/></text:p>
          </table:table-cell>
          <table:table-cell table:style-name="ce42" office:value-type="float" office:value="5636.86009719" calcext:value-type="float">
            <text:p><text:s/>5,637 <text:s/></text:p>
          </table:table-cell>
          <table:table-cell table:style-name="ce42" office:value-type="float" office:value="520982.6568" calcext:value-type="float">
            <text:p><text:s/>520,9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473.2268" calcext:value-type="float">
            <text:p><text:s/>13,4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4085.93348" calcext:value-type="float">
            <text:p><text:s/>164,086 <text:s/></text:p>
          </table:table-cell>
          <table:table-cell table:style-name="ce42" office:value-type="float" office:value="19884.86984316" calcext:value-type="float">
            <text:p><text:s/>19,885 <text:s/></text:p>
          </table:table-cell>
          <table:table-cell table:style-name="ce42" office:value-type="float" office:value="5636.86009719" calcext:value-type="float">
            <text:p><text:s/>5,637 <text:s/></text:p>
          </table:table-cell>
          <table:table-cell table:style-name="ce42" office:value-type="float" office:value="457220.6696" calcext:value-type="float">
            <text:p><text:s/>457,2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463.7796" calcext:value-type="float">
            <text:p><text:s/>12,4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761.9872" calcext:value-type="float">
            <text:p><text:s/>63,7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9.4472" calcext:value-type="float">
            <text:p><text:s/>1,0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8" calcext:value-type="float">
            <text:p>( 7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319.5872" calcext:value-type="float">
            <text:p><text:s/>82,3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859.3972" calcext:value-type="float">
            <text:p><text:s/>11,85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022.7076" calcext:value-type="float">
            <text:p><text:s/>21,0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99.3176" calcext:value-type="float">
            <text:p><text:s/>1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462.3388" calcext:value-type="float">
            <text:p><text:s/>73,4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35.5288" calcext:value-type="float">
            <text:p><text:s/>12,2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407.0524" calcext:value-type="float">
            <text:p><text:s/>53,4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94.2424" calcext:value-type="float">
            <text:p><text:s/>4,1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342.6872" calcext:value-type="float">
            <text:p><text:s/>47,3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520.8572" calcext:value-type="float">
            <text:p><text:s/>16,5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1.57" calcext:value-type="float">
            <text:p><text:s/>1,2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390.58" calcext:value-type="float">
            <text:p><text:s/>107,3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04189.958" calcext:value-type="float">
            <text:p><text:s/>4,704,1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806.758" calcext:value-type="float">
            <text:p><text:s/>65,8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6171.96" calcext:value-type="float">
            <text:p><text:s/>4,416,1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370.24" calcext:value-type="float">
            <text:p><text:s/>42,3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9841" calcext:value-type="float">
            <text:p><text:s/>179,8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8142.18" calcext:value-type="float">
            <text:p><text:s/>848,1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16.22" calcext:value-type="float">
            <text:p><text:s/>4,7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43425.96" calcext:value-type="float">
            <text:p><text:s/>843,42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79.8" calcext:value-type="float">
            <text:p><text:s/>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2697.93" calcext:value-type="float">
            <text:p><text:s/>1,092,6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14.8" calcext:value-type="float">
            <text:p><text:s/>3,2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55.86" calcext:value-type="float">
            <text:p><text:s/>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855.9904" calcext:value-type="float">
            <text:p><text:s/>106,8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20.8404" calcext:value-type="float">
            <text:p><text:s/>3,0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45.84" calcext:value-type="float">
            <text:p><text:s/>6,5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64.92" calcext:value-type="float">
            <text:p><text:s/>9,9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06.12" calcext:value-type="float">
            <text:p><text:s/>13,8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45.96" calcext:value-type="float">
            <text:p><text:s/>9,0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5.04" calcext:value-type="float">
            <text:p><text:s/>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9382.494" calcext:value-type="float">
            <text:p><text:s/>829,3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.024" calcext:value-type="float">
            <text:p><text:s/>15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8.9" calcext:value-type="float">
            <text:p><text:s/>1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7096.6056" calcext:value-type="float">
            <text:p><text:s/>117,09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3.9356" calcext:value-type="float">
            <text:p><text:s/>4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277.66" calcext:value-type="float">
            <text:p><text:s/>2,278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021114.7808" calcext:value-type="float">
            <text:p><text:s/>1,021,11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21114.7808" calcext:value-type="float">
            <text:p><text:s/>1,021,1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14389.99913646" calcext:value-type="float">
            <text:p><text:s/>3,614,3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14389.99913646" calcext:value-type="float">
            <text:p><text:s/>3,614,3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54669.56" calcext:value-type="float">
            <text:p>( 2,254,67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67989.591" calcext:value-type="float">
            <text:p><text:s/>6,267,9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67989.591" calcext:value-type="float">
            <text:p><text:s/>6,267,9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0701.28" calcext:value-type="float">
            <text:p><text:s/>1,110,7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6488.8" calcext:value-type="float">
            <text:p><text:s/>196,4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93972.192" calcext:value-type="float">
            <text:p><text:s/>393,9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71139.923424" calcext:value-type="float">
            <text:p><text:s/>-71,140 <text:s/></text:p>
          </table:table-cell>
          <table:table-cell table:style-name="ce42" office:value-type="float" office:value="2036.8" calcext:value-type="float">
            <text:p><text:s/>2,037 <text:s/></text:p>
          </table:table-cell>
          <table:table-cell table:style-name="ce42" office:value-type="float" office:value="-450792.342" calcext:value-type="float">
            <text:p><text:s/>-450,792 <text:s/></text:p>
          </table:table-cell>
          <table:table-cell table:style-name="ce42" office:value-type="float" office:value="248336.2632" calcext:value-type="float">
            <text:p><text:s/>248,3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7.25" calcext:value-type="float">
            <text:p><text:s/>1,637 <text:s/></text:p>
          </table:table-cell>
          <table:table-cell table:style-name="ce42" office:value-type="float" office:value="-24205.0691497701" calcext:value-type="float">
            <text:p><text:s/>-24,205 <text:s/></text:p>
          </table:table-cell>
          <table:table-cell table:style-name="ce42" office:value-type="float" office:value="163789.86914977" calcext:value-type="float">
            <text:p><text:s/>163,790 <text:s/></text:p>
          </table:table-cell>
          <table:table-cell table:style-name="ce42" office:value-type="float" office:value="-20734.05" calcext:value-type="float">
            <text:p><text:s/>-20,73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1139.923424" calcext:value-type="float">
            <text:p><text:s/>71,140 <text:s/></text:p>
          </table:table-cell>
          <table:table-cell table:style-name="ce43" office:value-type="float" office:value="-2036.8" calcext:value-type="float">
            <text:p><text:s/>-2,037 <text:s/></text:p>
          </table:table-cell>
          <table:table-cell table:style-name="ce43" office:value-type="float" office:value="1561493.622" calcext:value-type="float">
            <text:p><text:s/>1,561,494 <text:s/></text:p>
          </table:table-cell>
          <table:table-cell table:style-name="ce43" office:value-type="float" office:value="-248336.2632" calcext:value-type="float">
            <text:p><text:s/>-248,3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637.25" calcext:value-type="float">
            <text:p><text:s/>-1,637 <text:s/></text:p>
          </table:table-cell>
          <table:table-cell table:style-name="ce43" office:value-type="float" office:value="24205.0691497701" calcext:value-type="float">
            <text:p><text:s/>24,205 <text:s/></text:p>
          </table:table-cell>
          <table:table-cell table:style-name="ce43" office:value-type="float" office:value="-361273.26114977" calcext:value-type="float">
            <text:p><text:s/>-361,273 <text:s/></text:p>
          </table:table-cell>
          <table:table-cell table:style-name="ce43" office:value-type="float" office:value="20734.05" calcext:value-type="float">
            <text:p><text:s/>20,7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6165.09" calcext:value-type="float">
            <text:p><text:s/>1,206,165 <text:s/></text:p>
          </table:table-cell>
          <table:table-cell table:style-name="ce42" office:value-type="float" office:value="39955.5" calcext:value-type="float">
            <text:p><text:s/>39,9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.5" calcext:value-type="float">
            <text:p><text:s/>20 <text:s/></text:p>
          </table:table-cell>
          <table:table-cell table:style-name="ce42" office:value-type="float" office:value="3180.77462369924" calcext:value-type="float">
            <text:p><text:s/>3,181 <text:s/></text:p>
          </table:table-cell>
          <table:table-cell table:style-name="ce42" office:value-type="float" office:value="7594.42537630077" calcext:value-type="float">
            <text:p><text:s/>7,594 <text:s/></text:p>
          </table:table-cell>
          <table:table-cell table:style-name="ce42" office:value-type="float" office:value="1275.85" calcext:value-type="float">
            <text:p><text:s/>1,27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85.34" calcext:value-type="float">
            <text:p><text:s/>10,1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85.34" calcext:value-type="float">
            <text:p><text:s/>10,1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76.56" calcext:value-type="float">
            <text:p><text:s/>12,977 <text:s/></text:p>
          </table:table-cell>
          <table:table-cell table:style-name="ce42" office:value-type="float" office:value="1899421.368" calcext:value-type="float">
            <text:p><text:s/>1,899,421 <text:s/></text:p>
          </table:table-cell>
          <table:table-cell table:style-name="ce42" office:value-type="float" office:value="3025275.8832" calcext:value-type="float">
            <text:p><text:s/>3,025,2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964.5" calcext:value-type="float">
            <text:p><text:s/>21,965 <text:s/></text:p>
          </table:table-cell>
          <table:table-cell table:style-name="ce42" office:value-type="float" office:value="130181.465633929" calcext:value-type="float">
            <text:p><text:s/>130,181 <text:s/></text:p>
          </table:table-cell>
          <table:table-cell table:style-name="ce42" office:value-type="float" office:value="507113.734366071" calcext:value-type="float">
            <text:p><text:s/>507,114 <text:s/></text:p>
          </table:table-cell>
          <table:table-cell table:style-name="ce42" office:value-type="float" office:value="74226.25" calcext:value-type="float">
            <text:p><text:s/>74,2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76.56" calcext:value-type="float">
            <text:p><text:s/>12,977 <text:s/></text:p>
          </table:table-cell>
          <table:table-cell table:style-name="ce42" office:value-type="float" office:value="1899421.368" calcext:value-type="float">
            <text:p><text:s/>1,899,421 <text:s/></text:p>
          </table:table-cell>
          <table:table-cell table:style-name="ce42" office:value-type="float" office:value="429141.6124" calcext:value-type="float">
            <text:p><text:s/>429,1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964.5" calcext:value-type="float">
            <text:p><text:s/>21,965 <text:s/></text:p>
          </table:table-cell>
          <table:table-cell table:style-name="ce42" office:value-type="float" office:value="130181.465633929" calcext:value-type="float">
            <text:p><text:s/>130,181 <text:s/></text:p>
          </table:table-cell>
          <table:table-cell table:style-name="ce42" office:value-type="float" office:value="507113.734366071" calcext:value-type="float">
            <text:p><text:s/>507,114 <text:s/></text:p>
          </table:table-cell>
          <table:table-cell table:style-name="ce42" office:value-type="float" office:value="74226.25" calcext:value-type="float">
            <text:p><text:s/>74,22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596134.2708" calcext:value-type="float">
            <text:p><text:s/>2,596,13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4.42" calcext:value-type="float">
            <text:p><text:s/>754 <text:s/></text:p>
          </table:table-cell>
          <table:table-cell table:style-name="ce42" office:value-type="float" office:value="2.34" calcext:value-type="float">
            <text:p><text:s/>2 <text:s/></text:p>
          </table:table-cell>
          <table:table-cell table:style-name="ce42" office:value-type="float" office:value="9632.22" calcext:value-type="float">
            <text:p><text:s/>9,6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.25" calcext:value-type="float">
            <text:p><text:s/>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.6" calcext:value-type="float">
            <text:p><text:s/>74 <text:s/></text:p>
          </table:table-cell>
          <table:table-cell table:style-name="ce42" office:value-type="float" office:value="31.45" calcext:value-type="float">
            <text:p><text:s/>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.6" calcext:value-type="float">
            <text:p><text:s/>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.82" calcext:value-type="float">
            <text:p><text:s/>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4.42" calcext:value-type="float">
            <text:p><text:s/>754 <text:s/></text:p>
          </table:table-cell>
          <table:table-cell table:style-name="ce42" office:value-type="float" office:value="2.34" calcext:value-type="float">
            <text:p><text:s/>2 <text:s/></text:p>
          </table:table-cell>
          <table:table-cell table:style-name="ce42" office:value-type="float" office:value="4228.38" calcext:value-type="float">
            <text:p><text:s/>4,2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.25" calcext:value-type="float">
            <text:p><text:s/>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.6" calcext:value-type="float">
            <text:p><text:s/>74 <text:s/></text:p>
          </table:table-cell>
          <table:table-cell table:style-name="ce42" office:value-type="float" office:value="27.2" calcext:value-type="float">
            <text:p><text:s/>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00.26" calcext:value-type="float">
            <text:p><text:s/>5,2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3.16" calcext:value-type="float">
            <text:p><text:s/>17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1139.923424" calcext:value-type="float">
            <text:p><text:s/>71,14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54747.56" calcext:value-type="float">
            <text:p><text:s/>2,254,748 <text:s/></text:p>
          </table:table-cell>
          <table:table-cell table:style-name="ce44" office:value-type="float" office:value="2727351.9" calcext:value-type="float">
            <text:p><text:s/>2,727,35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302.5" calcext:value-type="float">
            <text:p><text:s/>20,303 <text:s/></text:p>
          </table:table-cell>
          <table:table-cell table:style-name="ce44" office:value-type="float" office:value="151205.76016" calcext:value-type="float">
            <text:p><text:s/>151,206 <text:s/></text:p>
          </table:table-cell>
          <table:table-cell table:style-name="ce44" office:value-type="float" office:value="138172.44784" calcext:value-type="float">
            <text:p><text:s/>138,172 <text:s/></text:p>
          </table:table-cell>
          <table:table-cell table:style-name="ce44" office:value-type="float" office:value="93653" calcext:value-type="float">
            <text:p><text:s/>93,65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1139.923424" calcext:value-type="float">
            <text:p><text:s/>71,14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8" calcext:value-type="float">
            <text:p><text:s/>78 <text:s/></text:p>
          </table:table-cell>
          <table:table-cell table:style-name="ce44" office:value-type="float" office:value="2727351.9" calcext:value-type="float">
            <text:p><text:s/>2,727,35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302.5" calcext:value-type="float">
            <text:p><text:s/>20,303 <text:s/></text:p>
          </table:table-cell>
          <table:table-cell table:style-name="ce44" office:value-type="float" office:value="151205.76016" calcext:value-type="float">
            <text:p><text:s/>151,206 <text:s/></text:p>
          </table:table-cell>
          <table:table-cell table:style-name="ce44" office:value-type="float" office:value="138172.44784" calcext:value-type="float">
            <text:p><text:s/>138,172 <text:s/></text:p>
          </table:table-cell>
          <table:table-cell table:style-name="ce44" office:value-type="float" office:value="93653" calcext:value-type="float">
            <text:p><text:s/>93,6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6337.640896" calcext:value-type="float">
            <text:p><text:s/>66,3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" calcext:value-type="float">
            <text:p><text:s/>78 <text:s/></text:p>
          </table:table-cell>
          <table:table-cell table:style-name="ce42" office:value-type="float" office:value="25069.2" calcext:value-type="float">
            <text:p><text:s/>25,0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16.7" calcext:value-type="float">
            <text:p><text:s/>8,4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.36" calcext:value-type="float">
            <text:p><text:s/>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7.20372" calcext:value-type="float">
            <text:p><text:s/>1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7.4" calcext:value-type="float">
            <text:p><text:s/>3,3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9.55" calcext:value-type="float">
            <text:p><text:s/>1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9" calcext:value-type="float">
            <text:p><text:s/>1,2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.4" calcext:value-type="float">
            <text:p><text:s/>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.12" calcext:value-type="float">
            <text:p><text:s/>1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.95" calcext:value-type="float">
            <text:p><text:s/>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2" calcext:value-type="float">
            <text:p><text:s/>3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.65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6.1" calcext:value-type="float">
            <text:p><text:s/>1,1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3.25" calcext:value-type="float">
            <text:p><text:s/>1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.86" calcext:value-type="float">
            <text:p><text:s/>1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.15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9.6" calcext:value-type="float">
            <text:p><text:s/>1,0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6.05" calcext:value-type="float">
            <text:p><text:s/>2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9.6" calcext:value-type="float">
            <text:p><text:s/>1,0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6.05" calcext:value-type="float">
            <text:p><text:s/>2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29.6" calcext:value-type="float">
            <text:p>( 1,03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66.05" calcext:value-type="float">
            <text:p>( 26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1.46" calcext:value-type="float">
            <text:p><text:s/>9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8.64" calcext:value-type="float">
            <text:p><text:s/>4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574.82" calcext:value-type="float">
            <text:p><text:s/>1,57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66.9" calcext:value-type="float">
            <text:p><text:s/>2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62171.16008" calcext:value-type="float">
            <text:p><text:s/>62,1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4.12" calcext:value-type="float">
            <text:p><text:s/>7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2.85" calcext:value-type="float">
            <text:p><text:s/>2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4.44" calcext:value-type="float">
            <text:p><text:s/>5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2171.16008" calcext:value-type="float">
            <text:p><text:s/>62,1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.68" calcext:value-type="float">
            <text:p><text:s/>2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2.85" calcext:value-type="float">
            <text:p><text:s/>2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57691.436296" calcext:value-type="float">
            <text:p>( 57,691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6.02" calcext:value-type="float">
            <text:p>( 4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0.85" calcext:value-type="float">
            <text:p>( 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461.693808" calcext:value-type="float">
            <text:p>( 2,462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60.06" calcext:value-type="float">
            <text:p>( 6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55" calcext:value-type="float">
            <text:p>( 25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" calcext:value-type="float">
            <text:p><text:s/>78 <text:s/></text:p>
          </table:table-cell>
          <table:table-cell table:style-name="ce42" office:value-type="float" office:value="1074.06" calcext:value-type="float">
            <text:p><text:s/>1,0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84.05" calcext:value-type="float">
            <text:p><text:s/>6,2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9" calcext:value-type="float">
            <text:p><text:s/>8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29.65" calcext:value-type="float">
            <text:p><text:s/>6,2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" calcext:value-type="float">
            <text:p><text:s/>78 <text:s/></text:p>
          </table:table-cell>
          <table:table-cell table:style-name="ce42" office:value-type="float" office:value="255.06" calcext:value-type="float">
            <text:p><text:s/>2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.4" calcext:value-type="float">
            <text:p><text:s/>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8" calcext:value-type="float">
            <text:p>( 78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3.973664" calcext:value-type="float">
            <text:p><text:s/>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7.98" calcext:value-type="float">
            <text:p><text:s/>5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0.45" calcext:value-type="float">
            <text:p><text:s/>49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52.54" calcext:value-type="float">
            <text:p><text:s/>85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995.303432" calcext:value-type="float">
            <text:p><text:s/>3,99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04.24" calcext:value-type="float">
            <text:p><text:s/>3,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0.85" calcext:value-type="float">
            <text:p><text:s/>1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9.84" calcext:value-type="float">
            <text:p><text:s/>4,3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.45" calcext:value-type="float">
            <text:p><text:s/>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8.8" calcext:value-type="float">
            <text:p><text:s/>3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4.95" calcext:value-type="float">
            <text:p><text:s/>1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6.56" calcext:value-type="float">
            <text:p><text:s/>9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2.7" calcext:value-type="float">
            <text:p><text:s/>2,3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.2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7340.36" calcext:value-type="float">
            <text:p><text:s/>2,567,3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1.75" calcext:value-type="float">
            <text:p><text:s/>1,6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135.008" calcext:value-type="float">
            <text:p><text:s/>64,1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1.75" calcext:value-type="float">
            <text:p><text:s/>1,6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135.008" calcext:value-type="float">
            <text:p><text:s/>64,1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7340.36" calcext:value-type="float">
            <text:p><text:s/>2,567,3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4.56" calcext:value-type="float">
            <text:p><text:s/>6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.9" calcext:value-type="float">
            <text:p><text:s/>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4.56" calcext:value-type="float">
            <text:p><text:s/>6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.9" calcext:value-type="float">
            <text:p><text:s/>8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93.416" calcext:value-type="float">
            <text:p><text:s/>3,4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277.78" calcext:value-type="float">
            <text:p><text:s/>134,2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30.75" calcext:value-type="float">
            <text:p><text:s/>18,631 <text:s/></text:p>
          </table:table-cell>
          <table:table-cell table:style-name="ce42" office:value-type="float" office:value="151205.76016" calcext:value-type="float">
            <text:p><text:s/>151,206 <text:s/></text:p>
          </table:table-cell>
          <table:table-cell table:style-name="ce42" office:value-type="float" office:value="74037.43984" calcext:value-type="float">
            <text:p><text:s/>74,037 <text:s/></text:p>
          </table:table-cell>
          <table:table-cell table:style-name="ce42" office:value-type="float" office:value="85156.4" calcext:value-type="float">
            <text:p><text:s/>85,1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282.646568" calcext:value-type="float">
            <text:p><text:s/>3,2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3839.35" calcext:value-type="float">
            <text:p><text:s/>33,8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78.2" calcext:value-type="float">
            <text:p><text:s/>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8.76" calcext:value-type="float">
            <text:p><text:s/>1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93.22" calcext:value-type="float">
            <text:p><text:s/>9,5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8.48" calcext:value-type="float">
            <text:p><text:s/>3,6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3.02608" calcext:value-type="float">
            <text:p><text:s/>1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454.36" calcext:value-type="float">
            <text:p><text:s/>107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30.75" calcext:value-type="float">
            <text:p><text:s/>18,631 <text:s/></text:p>
          </table:table-cell>
          <table:table-cell table:style-name="ce42" office:value-type="float" office:value="151205.76016" calcext:value-type="float">
            <text:p><text:s/>151,206 <text:s/></text:p>
          </table:table-cell>
          <table:table-cell table:style-name="ce42" office:value-type="float" office:value="74037.43984" calcext:value-type="float">
            <text:p><text:s/>74,037 <text:s/></text:p>
          </table:table-cell>
          <table:table-cell table:style-name="ce42" office:value-type="float" office:value="48246" calcext:value-type="float">
            <text:p><text:s/>48,24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7.743352" calcext:value-type="float">
            <text:p><text:s/>4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362.96" calcext:value-type="float">
            <text:p><text:s/>13,36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991.15" calcext:value-type="float">
            <text:p><text:s/>2,99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308.866528" calcext:value-type="float">
            <text:p><text:s/>1,309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4669.56" calcext:value-type="float">
            <text:p><text:s/>2,254,6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4669.56" calcext:value-type="float">
            <text:p><text:s/>2,254,6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54669.56" calcext:value-type="float">
            <text:p>( 2,254,67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8638.16" calcext:value-type="float">
            <text:p><text:s/>728,6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116.8" calcext:value-type="float">
            <text:p><text:s/>95,1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638.9" calcext:value-type="float">
            <text:p><text:s/>37,6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25.84" calcext:value-type="float">
            <text:p><text:s/>126 <text:s/></text:p>
          </table:table-cell>
          <table:table-cell table:style-name="ce42" office:value-type="float" office:value="845096.36" calcext:value-type="float">
            <text:p><text:s/>845,0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743.2877623762" calcext:value-type="float">
            <text:p><text:s/>91,743 <text:s/></text:p>
          </table:table-cell>
          <table:table-cell table:style-name="ce42" office:value-type="float" office:value="64134" calcext:value-type="float">
            <text:p><text:s/>64,1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8445.026086956" calcext:value-type="float">
            <text:p><text:s/>158,4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72482.08" calcext:value-type="float">
            <text:p><text:s/>72,482 <text:s/></text:p>
          </table:table-cell>
          <table:table-cell table:style-name="ce42" office:value-type="float" office:value="841860.72" calcext:value-type="float">
            <text:p><text:s/>841,8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2.24" calcext:value-type="float">
            <text:p><text:s/>1,9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46467.44" calcext:value-type="float">
            <text:p><text:s/>346,467 <text:s/></text:p>
          </table:table-cell>
          <table:table-cell table:style-name="ce42" office:value-type="float" office:value="-778116.68" calcext:value-type="float">
            <text:p><text:s/>-778,1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07.6182178218" calcext:value-type="float">
            <text:p><text:s/>19,508 <text:s/></text:p>
          </table:table-cell>
          <table:table-cell table:style-name="ce42" office:value-type="float" office:value="2686" calcext:value-type="float">
            <text:p><text:s/>2,686 <text:s/></text:p>
          </table:table-cell>
          <table:table-cell table:style-name="ce42" office:value-type="float" office:value="440.73" calcext:value-type="float">
            <text:p><text:s/>4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34.6100000001" calcext:value-type="float">
            <text:p><text:s/>67,83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419075.36" calcext:value-type="float">
            <text:p><text:s/>-419,075 <text:s/></text:p>
          </table:table-cell>
          <table:table-cell table:style-name="ce43" office:value-type="float" office:value="-180202.24" calcext:value-type="float">
            <text:p><text:s/>-180,20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8096.345980198" calcext:value-type="float">
            <text:p><text:s/>-18,096 <text:s/></text:p>
          </table:table-cell>
          <table:table-cell table:style-name="ce43" office:value-type="float" office:value="-66820" calcext:value-type="float">
            <text:p><text:s/>-66,820 <text:s/></text:p>
          </table:table-cell>
          <table:table-cell table:style-name="ce43" office:value-type="float" office:value="-440.73" calcext:value-type="float">
            <text:p><text:s/>-44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88640.736086957" calcext:value-type="float">
            <text:p><text:s/>-188,6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841.28" calcext:value-type="float">
            <text:p><text:s/>841 <text:s/></text:p>
          </table:table-cell>
          <table:table-cell table:style-name="ce42" office:value-type="float" office:value="1212859" calcext:value-type="float">
            <text:p><text:s/>1,212,8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.72" calcext:value-type="float">
            <text:p><text:s/>7 <text:s/></text:p>
          </table:table-cell>
          <table:table-cell table:style-name="ce42" office:value-type="float" office:value="1" calcext:value-type="float">
            <text:p><text:s/>1 <text:s/></text:p>
          </table:table-cell>
          <table:table-cell table:style-name="ce42" office:value-type="float" office:value="5299.55" calcext:value-type="float">
            <text:p><text:s/>5,3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373.02" calcext:value-type="float">
            <text:p><text:s/>100,37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5617.36" calcext:value-type="float">
            <text:p><text:s/>15,617 <text:s/></text:p>
          </table:table-cell>
          <table:table-cell table:style-name="ce42" office:value-type="float" office:value="1402865.68" calcext:value-type="float">
            <text:p><text:s/>1,402,8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5617.36" calcext:value-type="float">
            <text:p><text:s/>15,617 <text:s/></text:p>
          </table:table-cell>
          <table:table-cell table:style-name="ce42" office:value-type="float" office:value="1402865.68" calcext:value-type="float">
            <text:p><text:s/>1,402,8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578761.12" calcext:value-type="float">
            <text:p><text:s/>3,578,761 <text:s/></text:p>
          </table:table-cell>
          <table:table-cell table:style-name="ce42" office:value-type="float" office:value="8405781.48" calcext:value-type="float">
            <text:p><text:s/>8,405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418.297029703" calcext:value-type="float">
            <text:p><text:s/>239,418 <text:s/></text:p>
          </table:table-cell>
          <table:table-cell table:style-name="ce42" office:value-type="float" office:value="403179" calcext:value-type="float">
            <text:p><text:s/>403,179 <text:s/></text:p>
          </table:table-cell>
          <table:table-cell table:style-name="ce42" office:value-type="float" office:value="67722.19" calcext:value-type="float">
            <text:p><text:s/>67,7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9079.05417391" calcext:value-type="float">
            <text:p><text:s/>1,029,0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533641.3464" calcext:value-type="float">
            <text:p><text:s/>3,533,641 <text:s/></text:p>
          </table:table-cell>
          <table:table-cell table:style-name="ce42" office:value-type="float" office:value="8405781.48" calcext:value-type="float">
            <text:p><text:s/>8,405,7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418.297029703" calcext:value-type="float">
            <text:p><text:s/>239,418 <text:s/></text:p>
          </table:table-cell>
          <table:table-cell table:style-name="ce42" office:value-type="float" office:value="403179" calcext:value-type="float">
            <text:p><text:s/>403,179 <text:s/></text:p>
          </table:table-cell>
          <table:table-cell table:style-name="ce42" office:value-type="float" office:value="67722.19" calcext:value-type="float">
            <text:p><text:s/>67,7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1164.062973913" calcext:value-type="float">
            <text:p><text:s/>971,1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5119.7736" calcext:value-type="float">
            <text:p><text:s/>45,12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57914.9912" calcext:value-type="float">
            <text:p><text:s/>57,9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5521.76" calcext:value-type="float">
            <text:p><text:s/>25,522 <text:s/></text:p>
          </table:table-cell>
          <table:table-cell table:style-name="ce42" office:value-type="float" office:value="892752.36" calcext:value-type="float">
            <text:p><text:s/>892,7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222.64" calcext:value-type="float">
            <text:p><text:s/>223 <text:s/></text:p>
          </table:table-cell>
          <table:table-cell table:style-name="ce42" office:value-type="float" office:value="77.28" calcext:value-type="float">
            <text:p><text:s/>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65.52" calcext:value-type="float">
            <text:p><text:s/>466 <text:s/></text:p>
          </table:table-cell>
          <table:table-cell table:style-name="ce42" office:value-type="float" office:value="6995.68" calcext:value-type="float">
            <text:p><text:s/>6,9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3.52" calcext:value-type="float">
            <text:p><text:s/>4 <text:s/></text:p>
          </table:table-cell>
          <table:table-cell table:style-name="ce42" office:value-type="float" office:value="11.04" calcext:value-type="float">
            <text:p><text:s/>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4682.24" calcext:value-type="float">
            <text:p><text:s/>24,682 <text:s/></text:p>
          </table:table-cell>
          <table:table-cell table:style-name="ce42" office:value-type="float" office:value="885668.36" calcext:value-type="float">
            <text:p><text:s/>885,6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47.84" calcext:value-type="float">
            <text:p><text:s/>148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17705.36" calcext:value-type="float">
            <text:p><text:s/>3,117,705 <text:s/></text:p>
          </table:table-cell>
          <table:table-cell table:style-name="ce44" office:value-type="float" office:value="4717102.2" calcext:value-type="float">
            <text:p><text:s/>4,717,10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1315.231049505" calcext:value-type="float">
            <text:p><text:s/>221,315 <text:s/></text:p>
          </table:table-cell>
          <table:table-cell table:style-name="ce44" office:value-type="float" office:value="336358" calcext:value-type="float">
            <text:p><text:s/>336,358 <text:s/></text:p>
          </table:table-cell>
          <table:table-cell table:style-name="ce44" office:value-type="float" office:value="61981.91" calcext:value-type="float">
            <text:p><text:s/>61,98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40065.298086957" calcext:value-type="float">
            <text:p><text:s/>740,06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17705.36" calcext:value-type="float">
            <text:p><text:s/>3,117,705 <text:s/></text:p>
          </table:table-cell>
          <table:table-cell table:style-name="ce44" office:value-type="float" office:value="4717102.2" calcext:value-type="float">
            <text:p><text:s/>4,717,102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6217.52" calcext:value-type="float">
            <text:p><text:s/>236,218 <text:s/></text:p>
          </table:table-cell>
          <table:table-cell table:style-name="ce42" office:value-type="float" office:value="4053974.48" calcext:value-type="float">
            <text:p><text:s/>4,053,9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0517.52" calcext:value-type="float">
            <text:p><text:s/>30,518 <text:s/></text:p>
          </table:table-cell>
          <table:table-cell table:style-name="ce42" office:value-type="float" office:value="9571.68" calcext:value-type="float">
            <text:p><text:s/>9,5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6684.24" calcext:value-type="float">
            <text:p><text:s/>26,684 <text:s/></text:p>
          </table:table-cell>
          <table:table-cell table:style-name="ce42" office:value-type="float" office:value="393264.12" calcext:value-type="float">
            <text:p><text:s/>393,2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858.96" calcext:value-type="float">
            <text:p><text:s/>8,859 <text:s/></text:p>
          </table:table-cell>
          <table:table-cell table:style-name="ce42" office:value-type="float" office:value="806031.32" calcext:value-type="float">
            <text:p><text:s/>806,0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69.28" calcext:value-type="float">
            <text:p><text:s/>269 <text:s/></text:p>
          </table:table-cell>
          <table:table-cell table:style-name="ce42" office:value-type="float" office:value="22448.92" calcext:value-type="float">
            <text:p><text:s/>22,4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228.16" calcext:value-type="float">
            <text:p><text:s/>2,228 <text:s/></text:p>
          </table:table-cell>
          <table:table-cell table:style-name="ce42" office:value-type="float" office:value="7869.68" calcext:value-type="float">
            <text:p><text:s/>7,8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415.2" calcext:value-type="float">
            <text:p><text:s/>6,415 <text:s/></text:p>
          </table:table-cell>
          <table:table-cell table:style-name="ce42" office:value-type="float" office:value="422214.68" calcext:value-type="float">
            <text:p><text:s/>422,2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23.04" calcext:value-type="float">
            <text:p><text:s/>623 <text:s/></text:p>
          </table:table-cell>
          <table:table-cell table:style-name="ce42" office:value-type="float" office:value="1447.16" calcext:value-type="float">
            <text:p><text:s/>1,4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3947.12" calcext:value-type="float">
            <text:p><text:s/>13,947 <text:s/></text:p>
          </table:table-cell>
          <table:table-cell table:style-name="ce42" office:value-type="float" office:value="925989.2" calcext:value-type="float">
            <text:p><text:s/>925,9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947.12" calcext:value-type="float">
            <text:p><text:s/>13,947 <text:s/></text:p>
          </table:table-cell>
          <table:table-cell table:style-name="ce42" office:value-type="float" office:value="925989.2" calcext:value-type="float">
            <text:p><text:s/>925,9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3947.12" calcext:value-type="float">
            <text:p>( 13,947 <text:s/>)</text:p>
          </table:table-cell>
          <table:table-cell table:style-name="ce45" office:value-type="float" office:value="925989.2" calcext:value-type="float">
            <text:p>( 925,98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287.36" calcext:value-type="float">
            <text:p><text:s/>4,287 <text:s/></text:p>
          </table:table-cell>
          <table:table-cell table:style-name="ce42" office:value-type="float" office:value="76016.84" calcext:value-type="float">
            <text:p><text:s/>76,0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061.28" calcext:value-type="float">
            <text:p><text:s/>1,061 <text:s/></text:p>
          </table:table-cell>
          <table:table-cell table:style-name="ce42" office:value-type="float" office:value="85848.88" calcext:value-type="float">
            <text:p><text:s/>85,8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007.84" calcext:value-type="float">
            <text:p><text:s/>3,008 <text:s/></text:p>
          </table:table-cell>
          <table:table-cell table:style-name="ce46" office:value-type="float" office:value="176719.12" calcext:value-type="float">
            <text:p><text:s/>176,71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8055.28" calcext:value-type="float">
            <text:p><text:s/>28,055 <text:s/></text:p>
          </table:table-cell>
          <table:table-cell table:style-name="ce42" office:value-type="float" office:value="409090.88" calcext:value-type="float">
            <text:p><text:s/>409,0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864.32" calcext:value-type="float">
            <text:p><text:s/>16,864 <text:s/></text:p>
          </table:table-cell>
          <table:table-cell table:style-name="ce42" office:value-type="float" office:value="28060" calcext:value-type="float">
            <text:p><text:s/>28,0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1190.96" calcext:value-type="float">
            <text:p><text:s/>11,191 <text:s/></text:p>
          </table:table-cell>
          <table:table-cell table:style-name="ce42" office:value-type="float" office:value="381030.88" calcext:value-type="float">
            <text:p><text:s/>381,0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755.6" calcext:value-type="float">
            <text:p>( 1,756 <text:s/>)</text:p>
          </table:table-cell>
          <table:table-cell table:style-name="ce45" office:value-type="float" office:value="19109.32" calcext:value-type="float">
            <text:p>( 19,10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273.04" calcext:value-type="float">
            <text:p>( 2,273 <text:s/>)</text:p>
          </table:table-cell>
          <table:table-cell table:style-name="ce47" office:value-type="float" office:value="211271.56" calcext:value-type="float">
            <text:p>( 211,27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9309.84" calcext:value-type="float">
            <text:p><text:s/>19,310 <text:s/></text:p>
          </table:table-cell>
          <table:table-cell table:style-name="ce42" office:value-type="float" office:value="480763.48" calcext:value-type="float">
            <text:p><text:s/>480,7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7146.8" calcext:value-type="float">
            <text:p><text:s/>17,147 <text:s/></text:p>
          </table:table-cell>
          <table:table-cell table:style-name="ce42" office:value-type="float" office:value="420561.44" calcext:value-type="float">
            <text:p><text:s/>420,5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163.04" calcext:value-type="float">
            <text:p><text:s/>2,163 <text:s/></text:p>
          </table:table-cell>
          <table:table-cell table:style-name="ce42" office:value-type="float" office:value="60202.04" calcext:value-type="float">
            <text:p><text:s/>60,2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051.52" calcext:value-type="float">
            <text:p><text:s/>4,052 <text:s/></text:p>
          </table:table-cell>
          <table:table-cell table:style-name="ce42" office:value-type="float" office:value="65340.24" calcext:value-type="float">
            <text:p><text:s/>65,3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369.52" calcext:value-type="float">
            <text:p><text:s/>3,370 <text:s/></text:p>
          </table:table-cell>
          <table:table-cell table:style-name="ce46" office:value-type="float" office:value="16600.48" calcext:value-type="float">
            <text:p><text:s/>16,60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248" calcext:value-type="float">
            <text:p><text:s/>6,248 <text:s/></text:p>
          </table:table-cell>
          <table:table-cell table:style-name="ce42" office:value-type="float" office:value="51603.72" calcext:value-type="float">
            <text:p><text:s/>51,6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8592.32" calcext:value-type="float">
            <text:p><text:s/>8,592 <text:s/></text:p>
          </table:table-cell>
          <table:table-cell table:style-name="ce42" office:value-type="float" office:value="36165.2" calcext:value-type="float">
            <text:p><text:s/>36,1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728.88" calcext:value-type="float">
            <text:p><text:s/>2,729 <text:s/></text:p>
          </table:table-cell>
          <table:table-cell table:style-name="ce42" office:value-type="float" office:value="27609.2" calcext:value-type="float">
            <text:p><text:s/>27,6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63.12" calcext:value-type="float">
            <text:p><text:s/>263 <text:s/></text:p>
          </table:table-cell>
          <table:table-cell table:style-name="ce42" office:value-type="float" office:value="11.04" calcext:value-type="float">
            <text:p><text:s/>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65699.04" calcext:value-type="float">
            <text:p><text:s/>65,699 <text:s/></text:p>
          </table:table-cell>
          <table:table-cell table:style-name="ce42" office:value-type="float" office:value="39368.64" calcext:value-type="float">
            <text:p><text:s/>39,3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958290.4" calcext:value-type="float">
            <text:p><text:s/>1,958,290 <text:s/></text:p>
          </table:table-cell>
          <table:table-cell table:style-name="ce42" office:value-type="float" office:value="112752.44" calcext:value-type="float">
            <text:p><text:s/>112,7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848831.6" calcext:value-type="float">
            <text:p><text:s/>1,848,83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2370.24" calcext:value-type="float">
            <text:p><text:s/>42,37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67088.56" calcext:value-type="float">
            <text:p><text:s/>67,089 <text:s/></text:p>
          </table:table-cell>
          <table:table-cell table:style-name="ce42" office:value-type="float" office:value="112752.44" calcext:value-type="float">
            <text:p><text:s/>112,7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08141.6" calcext:value-type="float">
            <text:p><text:s/>608,142 <text:s/></text:p>
          </table:table-cell>
          <table:table-cell table:style-name="ce42" office:value-type="float" office:value="239256.12" calcext:value-type="float">
            <text:p><text:s/>239,2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426.16" calcext:value-type="float">
            <text:p><text:s/>2,426 <text:s/></text:p>
          </table:table-cell>
          <table:table-cell table:style-name="ce42" office:value-type="float" office:value="1545.6" calcext:value-type="float">
            <text:p><text:s/>1,5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05715.44" calcext:value-type="float">
            <text:p><text:s/>605,715 <text:s/></text:p>
          </table:table-cell>
          <table:table-cell table:style-name="ce43" office:value-type="float" office:value="237710.52" calcext:value-type="float">
            <text:p><text:s/>237,71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5055.84" calcext:value-type="float">
            <text:p><text:s/>315,056 <text:s/></text:p>
          </table:table-cell>
          <table:table-cell table:style-name="ce42" office:value-type="float" office:value="311119.16" calcext:value-type="float">
            <text:p><text:s/>311,1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1225.28" calcext:value-type="float">
            <text:p><text:s/>11,225 <text:s/></text:p>
          </table:table-cell>
          <table:table-cell table:style-name="ce42" office:value-type="float" office:value="58770.52" calcext:value-type="float">
            <text:p><text:s/>58,7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286.24" calcext:value-type="float">
            <text:p><text:s/>2,286 <text:s/></text:p>
          </table:table-cell>
          <table:table-cell table:style-name="ce42" office:value-type="float" office:value="4181.4" calcext:value-type="float">
            <text:p><text:s/>4,1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9568.24" calcext:value-type="float">
            <text:p><text:s/>9,568 <text:s/></text:p>
          </table:table-cell>
          <table:table-cell table:style-name="ce42" office:value-type="float" office:value="207.92" calcext:value-type="float">
            <text:p><text:s/>2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270.96" calcext:value-type="float">
            <text:p><text:s/>3,271 <text:s/></text:p>
          </table:table-cell>
          <table:table-cell table:style-name="ce42" office:value-type="float" office:value="940.24" calcext:value-type="float">
            <text:p><text:s/>9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153.04" calcext:value-type="float">
            <text:p><text:s/>3,153 <text:s/></text:p>
          </table:table-cell>
          <table:table-cell table:style-name="ce42" office:value-type="float" office:value="2214.44" calcext:value-type="float">
            <text:p><text:s/>2,2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16937.6" calcext:value-type="float">
            <text:p><text:s/>216,938 <text:s/></text:p>
          </table:table-cell>
          <table:table-cell table:style-name="ce42" office:value-type="float" office:value="212720.56" calcext:value-type="float">
            <text:p><text:s/>212,7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8614.48" calcext:value-type="float">
            <text:p><text:s/>68,614 <text:s/></text:p>
          </table:table-cell>
          <table:table-cell table:style-name="ce43" office:value-type="float" office:value="32084.08" calcext:value-type="float">
            <text:p><text:s/>32,08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315.231049505" calcext:value-type="float">
            <text:p><text:s/>221,315 <text:s/></text:p>
          </table:table-cell>
          <table:table-cell table:style-name="ce42" office:value-type="float" office:value="336358" calcext:value-type="float">
            <text:p><text:s/>336,358 <text:s/></text:p>
          </table:table-cell>
          <table:table-cell table:style-name="ce42" office:value-type="float" office:value="61981.91" calcext:value-type="float">
            <text:p><text:s/>61,9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0065.298086957" calcext:value-type="float">
            <text:p><text:s/>740,06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315.231049505" calcext:value-type="float">
            <text:p><text:s/>221,315 <text:s/></text:p>
          </table:table-cell>
          <table:table-cell table:style-name="ce42" office:value-type="float" office:value="336358" calcext:value-type="float">
            <text:p><text:s/>336,358 <text:s/></text:p>
          </table:table-cell>
          <table:table-cell table:style-name="ce42" office:value-type="float" office:value="61981.91" calcext:value-type="float">
            <text:p><text:s/>61,9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0065.298086957" calcext:value-type="float">
            <text:p><text:s/>740,06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7147.5179654257" calcext:value-type="float">
            <text:p><text:s/>67,148 <text:s/></text:p>
          </table:table-cell>
          <table:table-cell table:style-name="ce42" office:value-type="float" office:value="6200842.07303457" calcext:value-type="float">
            <text:p><text:s/>6,200,8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7147.5179654257" calcext:value-type="float">
            <text:p><text:s/>67,148 <text:s/></text:p>
          </table:table-cell>
          <table:table-cell table:style-name="ce42" office:value-type="float" office:value="6200842.07303457" calcext:value-type="float">
            <text:p><text:s/>6,200,8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990405.63" calcext:value-type="float">
            <text:p><text:s/>990,406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51275.6" calcext:value-type="float">
            <text:p><text:s/>151,2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839130.03" calcext:value-type="float">
            <text:p><text:s/>839,13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39682.71" calcext:value-type="float">
            <text:p><text:s/>39,6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39682.71" calcext:value-type="float">
            <text:p><text:s/>39,6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799447.32" calcext:value-type="float">
            <text:p><text:s/>799,447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580338.27" calcext:value-type="float">
            <text:p><text:s/>580,338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09943.73" calcext:value-type="float">
            <text:p><text:s/>109,9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02.5" calcext:value-type="float">
            <text:p><text:s/>2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184.22" calcext:value-type="float">
            <text:p><text:s/>1,1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246.24" calcext:value-type="float">
            <text:p><text:s/>2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20.25" calcext:value-type="float">
            <text:p><text:s/>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2155.41" calcext:value-type="float">
            <text:p><text:s/>2,1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568.62" calcext:value-type="float">
            <text:p><text:s/>56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76396.77" calcext:value-type="float">
            <text:p><text:s/>76,3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76396.77" calcext:value-type="float">
            <text:p><text:s/>76,3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44329.68" calcext:value-type="float">
            <text:p>( 44,33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0908.79" calcext:value-type="float">
            <text:p>( 30,90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514.7" calcext:value-type="float">
            <text:p><text:s/>1,5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663.39" calcext:value-type="float">
            <text:p><text:s/>66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26991.63" calcext:value-type="float">
            <text:p><text:s/>26,9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82683.18" calcext:value-type="float">
            <text:p><text:s/>82,6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1551.35" calcext:value-type="float">
            <text:p><text:s/>71,5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7645.59" calcext:value-type="float">
            <text:p><text:s/>7,6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486.24" calcext:value-type="float">
            <text:p><text:s/>3,48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387711.36" calcext:value-type="float">
            <text:p><text:s/>387,711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19109.05" calcext:value-type="float">
            <text:p><text:s/>219,1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19109.05" calcext:value-type="float">
            <text:p><text:s/>219,1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73769.795288" calcext:value-type="float">
            <text:p><text:s/>473,770 <text:s/></text:p>
          </table:table-cell>
          <table:table-cell table:style-name="ce41" office:value-type="float" office:value="2431.392" calcext:value-type="float">
            <text:p><text:s/>2,431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633242.2768" calcext:value-type="float">
            <text:p><text:s/>8,633,2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633242.2768" calcext:value-type="float">
            <text:p><text:s/>8,633,242 <text:s/></text:p>
          </table:table-cell>
          <table:table-cell table:style-name="ce43" office:value-type="float" office:value="473769.795288" calcext:value-type="float">
            <text:p><text:s/>473,770 <text:s/></text:p>
          </table:table-cell>
          <table:table-cell table:style-name="ce43" office:value-type="float" office:value="2431.392" calcext:value-type="float">
            <text:p><text:s/>2,43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91.211119144" calcext:value-type="float">
            <text:p><text:s/>29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633242.2768" calcext:value-type="float">
            <text:p><text:s/>8,633,242 <text:s/></text:p>
          </table:table-cell>
          <table:table-cell table:style-name="ce42" office:value-type="float" office:value="612168.735288" calcext:value-type="float">
            <text:p><text:s/>612,169 <text:s/></text:p>
          </table:table-cell>
          <table:table-cell table:style-name="ce42" office:value-type="float" office:value="2431.392" calcext:value-type="float">
            <text:p><text:s/>2,4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633242.2768" calcext:value-type="float">
            <text:p><text:s/>8,633,242 <text:s/></text:p>
          </table:table-cell>
          <table:table-cell table:style-name="ce42" office:value-type="float" office:value="612168.735288" calcext:value-type="float">
            <text:p><text:s/>612,169 <text:s/></text:p>
          </table:table-cell>
          <table:table-cell table:style-name="ce42" office:value-type="float" office:value="2431.392" calcext:value-type="float">
            <text:p><text:s/>2,4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398.94" calcext:value-type="float">
            <text:p><text:s/>138,3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49399.065486" calcext:value-type="float">
            <text:p><text:s/>5,949,39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398.94" calcext:value-type="float">
            <text:p><text:s/>138,3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49399.065486" calcext:value-type="float">
            <text:p><text:s/>5,949,399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1187.958952" calcext:value-type="float">
            <text:p><text:s/>611,18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48.464978" calcext:value-type="float">
            <text:p><text:s/>11,04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1.828936" calcext:value-type="float">
            <text:p><text:s/>33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38.623772" calcext:value-type="float">
            <text:p><text:s/>1,23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123.733008" calcext:value-type="float">
            <text:p><text:s/>125,12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6325.992258" calcext:value-type="float">
            <text:p><text:s/>286,32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119.316" calcext:value-type="float">
            <text:p><text:s/>187,11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18349.746140856" calcext:value-type="float">
            <text:p><text:s/>318,35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019570.149274" calcext:value-type="float">
            <text:p><text:s/>5,019,57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019570.149274" calcext:value-type="float">
            <text:p><text:s/>5,019,5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48286.906224" calcext:value-type="float">
            <text:p><text:s/>3,048,2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13.36482" calcext:value-type="float">
            <text:p><text:s/>7,91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663.362804" calcext:value-type="float">
            <text:p><text:s/>171,6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9363.608324" calcext:value-type="float">
            <text:p><text:s/>549,3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69.320496" calcext:value-type="float">
            <text:p><text:s/>12,0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331.941548" calcext:value-type="float">
            <text:p><text:s/>62,3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106.956858" calcext:value-type="float">
            <text:p><text:s/>189,1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90.1249" calcext:value-type="float">
            <text:p><text:s/>10,9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3942.59362" calcext:value-type="float">
            <text:p><text:s/>513,9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399.96813" calcext:value-type="float">
            <text:p><text:s/>138,4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7986.834238" calcext:value-type="float">
            <text:p>( 117,98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0413.133892" calcext:value-type="float">
            <text:p>( 20,41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410.383392" calcext:value-type="float">
            <text:p><text:s/>211,4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132.242098" calcext:value-type="float">
            <text:p><text:s/>164,13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208.2657" calcext:value-type="float">
            <text:p><text:s/>94,2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023.758104" calcext:value-type="float">
            <text:p><text:s/>44,02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56268.629224" calcext:value-type="float">
            <text:p><text:s/>156,2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3514.392564" calcext:value-type="float">
            <text:p><text:s/>253,5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988.529108" calcext:value-type="float">
            <text:p><text:s/>151,9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525.863456" calcext:value-type="float">
            <text:p><text:s/>101,5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8986.43736" calcext:value-type="float">
            <text:p><text:s/>338,9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4360.06474" calcext:value-type="float">
            <text:p><text:s/>314,3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26.37262" calcext:value-type="float">
            <text:p><text:s/>24,6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93.177442" calcext:value-type="float">
            <text:p>( 5,59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130.618428" calcext:value-type="float">
            <text:p><text:s/>169,131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9249.462078" calcext:value-type="float">
            <text:p><text:s/>79,2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5702.258714" calcext:value-type="float">
            <text:p><text:s/>215,7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791.079896" calcext:value-type="float">
            <text:p><text:s/>62,7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396.972664" calcext:value-type="float">
            <text:p><text:s/>52,39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822.071614" calcext:value-type="float">
            <text:p><text:s/>54,8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11.686508" calcext:value-type="float">
            <text:p><text:s/>9,81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68.462892" calcext:value-type="float">
            <text:p><text:s/>18,9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68.462892" calcext:value-type="float">
            <text:p><text:s/>18,9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852.287822" calcext:value-type="float">
            <text:p><text:s/>151,8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03.319024" calcext:value-type="float">
            <text:p><text:s/>17,303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4548.968798" calcext:value-type="float">
            <text:p><text:s/>134,5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6381.250474" calcext:value-type="float">
            <text:p><text:s/>776,3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309.467979619" calcext:value-type="float">
            <text:p><text:s/>92,3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458.9070079887" calcext:value-type="float">
            <text:p><text:s/>38,4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93.85503" calcext:value-type="float">
            <text:p><text:s/>15,4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66.20981" calcext:value-type="float">
            <text:p><text:s/>13,4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03.85653" calcext:value-type="float">
            <text:p><text:s/>24,60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43.1954533195" calcext:value-type="float">
            <text:p><text:s/>20,8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37.19166996509" calcext:value-type="float">
            <text:p><text:s/>8,4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787.255967108" calcext:value-type="float">
            <text:p><text:s/>117,7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210.561976" calcext:value-type="float">
            <text:p><text:s/>132,21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12770.74905" calcext:value-type="float">
            <text:p><text:s/>312,771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24081.241862" calcext:value-type="float">
            <text:p><text:s/>1,024,0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3128328" calcext:value-type="float">
            <text:p><text:s/>33,128,328 <text:s/></text:p>
          </table:table-cell>
          <table:table-cell table:style-name="ce42" office:value-type="float" office:value="7118241.108" calcext:value-type="float">
            <text:p><text:s/>7,118,241 <text:s/></text:p>
          </table:table-cell>
          <table:table-cell table:style-name="ce42" office:value-type="float" office:value="2827.2" calcext:value-type="float">
            <text:p><text:s/>2,8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3128328" calcext:value-type="float">
            <text:p><text:s/>33,128,328 <text:s/></text:p>
          </table:table-cell>
          <table:table-cell table:style-name="ce42" office:value-type="float" office:value="7118241.108" calcext:value-type="float">
            <text:p><text:s/>7,118,241 <text:s/></text:p>
          </table:table-cell>
          <table:table-cell table:style-name="ce42" office:value-type="float" office:value="2827.2" calcext:value-type="float">
            <text:p><text:s/>2,8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6年(西元198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4307.4" calcext:value-type="float">
            <text:p><text:s/>4,30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487531.97728712" calcext:value-type="float">
            <text:p><text:s/>2,487,532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03734.0644" calcext:value-type="float">
            <text:p><text:s/>38,203,734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8144.71384933" calcext:value-type="float">
            <text:p><text:s/>1,168,145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6305.04" calcext:value-type="float">
            <text:p><text:s/>916,305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3972.192" calcext:value-type="float">
            <text:p><text:s/>393,972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0156.416616939" calcext:value-type="float">
            <text:p><text:s/>660,156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307.4" calcext:value-type="float">
            <text:p><text:s/>4,30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7552687.6792208" calcext:value-type="float">
            <text:p><text:s/>37,552,688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81956.6972" calcext:value-type="float">
            <text:p><text:s/>2,581,957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0.271119143997" calcext:value-type="float">
            <text:p><text:s/>120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978934.0416302" calcext:value-type="float">
            <text:p><text:s/>36,978,934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6668.709" calcext:value-type="float">
            <text:p><text:s/>2,046,669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2458.3378" calcext:value-type="float">
            <text:p><text:s/>1,222,458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69105.74" calcext:value-type="float">
            <text:p><text:s/>17,969,106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60000.533088" calcext:value-type="float">
            <text:p><text:s/>15,360,001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80700.72174225" calcext:value-type="float">
            <text:p><text:s/>380,701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69477.573285" calcext:value-type="float">
            <text:p><text:s/>29,669,478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06743.6139242" calcext:value-type="float">
            <text:p><text:s/>26,906,744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62733.9593608" calcext:value-type="float">
            <text:p><text:s/>2,762,734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39407.8606848" calcext:value-type="float">
            <text:p><text:s/>3,039,408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82.747978" calcext:value-type="float">
            <text:p><text:s/>13,583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5373.5717214" calcext:value-type="float">
            <text:p><text:s/>205,374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331.2383474" calcext:value-type="float">
            <text:p><text:s/>187,331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3.183772" calcext:value-type="float">
            <text:p><text:s/>1,253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2897.150608" calcext:value-type="float">
            <text:p><text:s/>2,152,897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1529.652258" calcext:value-type="float">
            <text:p><text:s/>291,530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119.316" calcext:value-type="float">
            <text:p><text:s/>187,119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21" calcext:value-type="float">
            <text:p><text:s/>321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21617.551240856" calcext:value-type="float">
            <text:p><text:s/>321,618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307.4" calcext:value-type="float">
            <text:p><text:s/>4,3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300128.8306308" calcext:value-type="float">
            <text:p><text:s/>24,300,129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07.4" calcext:value-type="float">
            <text:p><text:s/>4,30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466629.7814944" calcext:value-type="float">
            <text:p><text:s/>20,466,630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13990.5766444" calcext:value-type="float">
            <text:p><text:s/>10,313,991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961.80882" calcext:value-type="float">
            <text:p><text:s/>58,962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5600.251404" calcext:value-type="float">
            <text:p><text:s/>605,600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0338.467324" calcext:value-type="float">
            <text:p><text:s/>1,370,338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40.986096" calcext:value-type="float">
            <text:p><text:s/>35,041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799.702148" calcext:value-type="float">
            <text:p><text:s/>73,800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799.731858" calcext:value-type="float">
            <text:p><text:s/>747,800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04.3577" calcext:value-type="float">
            <text:p><text:s/>14,704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91479.32562" calcext:value-type="float">
            <text:p><text:s/>1,991,479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3469.29413" calcext:value-type="float">
            <text:p><text:s/>1,163,469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96108.224238" calcext:value-type="float">
            <text:p>( 1,096,108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6947.936" calcext:value-type="float">
            <text:p>( 46,948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413.133892" calcext:value-type="float">
            <text:p>( 20,413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273.723392" calcext:value-type="float">
            <text:p><text:s/>409,274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8588.385098" calcext:value-type="float">
            <text:p><text:s/>398,588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0147.923" calcext:value-type="float">
            <text:p><text:s/>20,148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311.6925" calcext:value-type="float">
            <text:p><text:s/>180,312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986.102504" calcext:value-type="float">
            <text:p><text:s/>133,986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45075.567624" calcext:value-type="float">
            <text:p><text:s/>345,076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1504.935164" calcext:value-type="float">
            <text:p><text:s/>2,381,505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2260.214108" calcext:value-type="float">
            <text:p><text:s/>1,462,260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9244.721056" calcext:value-type="float">
            <text:p><text:s/>919,245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7585.6996" calcext:value-type="float">
            <text:p>( 167,586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49915.3448" calcext:value-type="float">
            <text:p>( 249,915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7736.09878035" calcext:value-type="float">
            <text:p><text:s/>1,297,736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4853.73896035" calcext:value-type="float">
            <text:p><text:s/>1,204,854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882.35982" calcext:value-type="float">
            <text:p><text:s/>92,882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671.177442" calcext:value-type="float">
            <text:p>( 5,671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761.005628" calcext:value-type="float">
            <text:p><text:s/>263,761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07803.115678" calcext:value-type="float">
            <text:p><text:s/>107,803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6570.627514" calcext:value-type="float">
            <text:p><text:s/>316,571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501.232296" calcext:value-type="float">
            <text:p><text:s/>116,501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739.659864" calcext:value-type="float">
            <text:p><text:s/>99,740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073.641614" calcext:value-type="float">
            <text:p><text:s/>56,074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202.266508" calcext:value-type="float">
            <text:p><text:s/>117,202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23712.820892" calcext:value-type="float">
            <text:p><text:s/>4,723,713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806.758" calcext:value-type="float">
            <text:p><text:s/>65,807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6171.96" calcext:value-type="float">
            <text:p><text:s/>4,416,172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893.102892" calcext:value-type="float">
            <text:p><text:s/>61,893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841" calcext:value-type="float">
            <text:p><text:s/>179,841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9996.234822" calcext:value-type="float">
            <text:p><text:s/>999,996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021.306024" calcext:value-type="float">
            <text:p><text:s/>22,021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7974.928798" calcext:value-type="float">
            <text:p><text:s/>977,975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29.222" calcext:value-type="float">
            <text:p><text:s/>1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8912.549474" calcext:value-type="float">
            <text:p><text:s/>1,988,913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309.467979619" calcext:value-type="float">
            <text:p><text:s/>92,309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922.107407989" calcext:value-type="float">
            <text:p><text:s/>216,922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048.79503" calcext:value-type="float">
            <text:p><text:s/>22,049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31.12981" calcext:value-type="float">
            <text:p><text:s/>23,431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409.97653" calcext:value-type="float">
            <text:p><text:s/>38,410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89.1554533195" calcext:value-type="float">
            <text:p><text:s/>29,889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37.19166996509" calcext:value-type="float">
            <text:p><text:s/>8,437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787.255967108" calcext:value-type="float">
            <text:p><text:s/>117,787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9.222" calcext:value-type="float">
            <text:p><text:s/>1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1990.423976" calcext:value-type="float">
            <text:p><text:s/>971,990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7687.04565" calcext:value-type="float">
            <text:p><text:s/>467,687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178.178" calcext:value-type="float">
            <text:p><text:s/>4,17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40017.599662" calcext:value-type="float">
            <text:p><text:s/>2,440,018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3499.04913646" calcext:value-type="float">
            <text:p><text:s/>3,833,499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3499.04913646" calcext:value-type="float">
            <text:p><text:s/>3,833,499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54669.56" calcext:value-type="float">
            <text:p>( 2,254,670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385056.901" calcext:value-type="float">
            <text:p><text:s/>68,385,057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385056.901" calcext:value-type="float">
            <text:p><text:s/>68,385,057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